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c462" officeooo:paragraph-rsid="0009c462"/>
    </style:style>
    <style:style style:name="P2" style:family="paragraph" style:parent-style-name="Standard">
      <style:text-properties fo:font-size="16pt" officeooo:rsid="0009c462" officeooo:paragraph-rsid="0009c462" style:font-size-asian="16pt" style:font-size-complex="16pt"/>
    </style:style>
    <style:style style:name="T1" style:family="text">
      <style:text-properties officeooo:rsid="000a04c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07g warm water</text:p>
      <text:p text:style-name="P2">3 tablespoon unsalted butter, melted</text:p>
      <text:p text:style-name="P2"/>
      <text:p text:style-name="P2">5g yeast</text:p>
      <text:p text:style-name="P2">15g sugar</text:p>
      <text:p text:style-name="P2">34g nonfat milk powder</text:p>
      <text:p text:style-name="P2">7g salt</text:p>
      <text:p text:style-name="P2">240g bread flour</text:p>
      <text:p text:style-name="P2">30g rye flour</text:p>
      <text:p text:style-name="P2"/>
      <text:p text:style-name="P2">1 large egg, beaten w/ 2 tsp water and a pinch of salt</text:p>
      <text:p text:style-name="P2">sesame seeds</text:p>
      <text:p text:style-name="P2"/>
      <text:p text:style-name="P2">Whisk dry ingredients in bowl of stand mixer. Whisk water and butter together in a measuring cup.</text:p>
      <text:p text:style-name="P2"/>
      <text:p text:style-name="P2">Mix on low w/ dough hook until dough comes together. Knead on medium speed for five minutes.</text:p>
      <text:p text:style-name="P2"/>
      <text:p text:style-name="P2">Turn dough out on to floured counter and knead into a smooth ball. Place the dough in a greased deep container. Turn once to coat the top and cover with plastic wrap. Let rise at room temperature until doubled in bulk, 1 to 1 1/2 hours.</text:p>
      <text:p text:style-name="P2"/>
      <text:p text:style-name="P2">Gently de<text:span text:style-name="T1">fl</text:span>ate the dough. Turn the dough out onto a lightly <text:span text:style-name="T1">fl</text:span>oured work surface. Grease or parchment-line a baking <text:span text:style-name="T1">sheet. </text:span>Divide the dough into <text:span text:style-name="T1">140g </text:span>portions. Shape each into a tight round ball and place each ball seam side down and at least 2 inches apart on the baking sheet. Use a second baking sheet rather than crowd the rolls. Flatten each ball with your palm. Cover loosely with plastic wrap and let rise until pu<text:span text:style-name="T1">ff</text:span>y, about 20 minutes.</text:p>
      <text:p text:style-name="P2"/>
      <text:p text:style-name="P2">Twenty minutes before baking, preheat the oven to 350 ̊F. Brush each roll with the egg glaze and sprinkle the tops with sesame seeds. Place the baking sheet on the rack in the center of the oven and bake 20 to 25 minutes, or until lightly brown and <text:span text:style-name="T1">fi</text:span>rm to the touch. Transfer the rolls immediately to</text:p>
      <text:p text:style-name="P2">a cooling rack. Cool completely before spl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0T00:31:39.286886898</meta:creation-date>
    <dc:date>2019-04-20T00:47:52.556668323</dc:date>
    <meta:editing-duration>PT5M13S</meta:editing-duration>
    <meta:editing-cycles>2</meta:editing-cycles>
    <meta:generator>LibreOffice/6.0.7.3$Linux_X86_64 LibreOffice_project/00m0$Build-3</meta:generator>
    <meta:document-statistic meta:table-count="0" meta:image-count="0" meta:object-count="0" meta:page-count="1" meta:paragraph-count="16" meta:word-count="263" meta:character-count="1410" meta:non-whitespace-character-count="1164"/>
  </office:meta>
</office:document-meta>
</file>